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25-09-16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25-08-22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25-06-30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25-05-20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25-04-29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25-03-2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25-02-25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25-01-14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24-12-18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24-09-05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24-08-06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24-05-14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24-03-27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24-03-01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24-01-23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23-11-08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23-09-2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23-06-21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23-05-24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23-02-14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23-01-24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22-11-15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22-09-30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22-08-16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22-04-20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22-03-2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22-02-2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22-01-26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21-11-16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21-09-20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21-08-30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21-07-19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21-06-23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21-05-25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21-04-26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21-03-03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20-10-19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20-08-1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20-06-30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9-12-16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9-10-25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9-09-23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9-07-30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9-06-17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9-05-30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9-03-1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9-02-14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8-12-10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8-11-02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8-10-03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8-07-31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8-04-18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8-03-05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8-01-02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7-11-24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7-09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7-07-18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7-05-23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7-04-18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6-09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6-07-26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6-06-27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6-04-19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6-03-17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5-04-15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4-08-26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4-07-29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4-06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4-04-24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4-03-25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4-02-27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3-12-26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3-11-19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3-10-24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3-09-24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3-08-20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3-07-26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3-06-21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3-05-28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3-04-16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3-03-25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3-02-28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3-01-2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2-12-3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2-11-30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2-10-23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2-09-28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2-08-29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2-07-1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2-06-26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2-05-30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2-04-17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2-03-27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2-02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2-01-30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1-12-28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1-11-30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1-10-31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1-09-27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1-08-19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1-07-28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1-06-28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1-05-31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1-04-18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1-02-24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1-01-19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0-12-20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0-11-29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0-10-21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0-09-30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0-09-21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0-08-26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0-07-2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0-06-30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0-05-2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0-04-2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0-04-01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0-02-24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10-01-12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9-11-19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9-10-20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9-10-01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9-08-31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9-07-17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9-06-17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9-05-20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9-04-27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9-03-17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9-02-19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8-12-29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8-11-18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8-10-20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8-09-16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8-07-16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8-06-25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8-05-30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8-05-05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8-04-01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8-03-04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8-01-22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7-12-19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7-11-19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7-08-20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7-05-23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7-05-02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7-04-02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7-02-23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7-01-17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6-12-27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5-08-16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5-07-21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5-06-16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5-05-18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5-04-20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5-03-14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5-02-17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5-01-20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4-11-16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4-10-22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4-08-18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4-07-21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4-06-15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4-05-25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4-04-19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4-03-16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4-02-20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4-01-2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3-12-23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3-11-25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3-11-03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3-09-24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3-07-22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3-06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3-05-2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3-04-18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3-03-17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3-02-2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3-01-16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2-12-31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2-11-15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2-10-18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2-09-23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2-08-21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2-06-21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2-05-24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2-04-23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2-03-21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2-02-26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2-01-16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1-12-26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1-11-3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1-10-26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1-09-19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1-08-28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1-05-16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1-04-26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1-03-19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1-02-20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1-01-17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0-12-19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0-11-1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0-10-23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0-09-21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0-08-24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0-07-20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0-06-19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0-05-17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0-04-20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0-03-29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0-03-20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0-02-29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2000-01-18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9-12-22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9-11-17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9-10-25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9-09-23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9-08-18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9-07-21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9-06-17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9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9-04-23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9-03-30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9-02-17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8-03-23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7-03-10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6-09-2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6-06-27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6-03-12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6-01-23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5-11-28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5-09-15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5-07-25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5-05-15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5-03-13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5-01-26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4-12-14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4-10-18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4-09-21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4-08-26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4-07-2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4-06-20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4-05-27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4-04-19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4-03-30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4-02-17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4-01-25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4-01-19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3-12-27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3-11-22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3-10-26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3-09-23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3-08-18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3-07-14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3-06-15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3-05-13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3-04-20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3-03-23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3-02-25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3-01-20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3-01-04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2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2-10-21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2-09-22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2-08-20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2-07-24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2-06-29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2-05-12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2-04-30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2-03-16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2-02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2-01-23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1-12-27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1-11-26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1-10-24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1-09-26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1-08-28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1-07-17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1-06-18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1-05-22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1-04-19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1-03-20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1-03-01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1-01-2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1-01-04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0-11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0-10-25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0-09-20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0-08-23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0-07-25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0-06-13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0-05-30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0-05-03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0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0-02-27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90-01-1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9-12-29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9-11-17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9-10-16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9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9-08-2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9-07-1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9-06-20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9-06-02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9-04-2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9-03-29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9-02-23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9-01-26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8-12-12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8-11-29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8-10-2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8-09-28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8-08-30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8-07-2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8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8-05-3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8-04-29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8-03-21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8-02-18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8-01-2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7-12-23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7-11-2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7-10-28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7-09-2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7-08-31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7-07-28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7-06-26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7-05-18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7-04-29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7-04-01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7-02-19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7-01-22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7-01-0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6-11-2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6-10-22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6-09-19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6-08-25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6-07-22 1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6-06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6-05-2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6-04-25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6-03-2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6-02-25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6-01-17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5-12-16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5-12-02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5-10-18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5-09-30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5-08-29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5-07-23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5-07-05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5-05-23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5-05-05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5-03-25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5-01-25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4-12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4-11-26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4-10-2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4-09-24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4-08-27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4-07-31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4-06-29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4-06-08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4-05-03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4-03-07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4-01-30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4-01-06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3-11-2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3-10-21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3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3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3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3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3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3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2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2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2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2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2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2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2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2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2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2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1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1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1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1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1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1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1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1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1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1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0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0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0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0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0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0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0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0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80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9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9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9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9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9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9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9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9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9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9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9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8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8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8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8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8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8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8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8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7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7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7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7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7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6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6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6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6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6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6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6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6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6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5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5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5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5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5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5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5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5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5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5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5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4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4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4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4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4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4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4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4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3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3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3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3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3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3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2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2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2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2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2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2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2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1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1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1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1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1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1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1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0-11-02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70-05-01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9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9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9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9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9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9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9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9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8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8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8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8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8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8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8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8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7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7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7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7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7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7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7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7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7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6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6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6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6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6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6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6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6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6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6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6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6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5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5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5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5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5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5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5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4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4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4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4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3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3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3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3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3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3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3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3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2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2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2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1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1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1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1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1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1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1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1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0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0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0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0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0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0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0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60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9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9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9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9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9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9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9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9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9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9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8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8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8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8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7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6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6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6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6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6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6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5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5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5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5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5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5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5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5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5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4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4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4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4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4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4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4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4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3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3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3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3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3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3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3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3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3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2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2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2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2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2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2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2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2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2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1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1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1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1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1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1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1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0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0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0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0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0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0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50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9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9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9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9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9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9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9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9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8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8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8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8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8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8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8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8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8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7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7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7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7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7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7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6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6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6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6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6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6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6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6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5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5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5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5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5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5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4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4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4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4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4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4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4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4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4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4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3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3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3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3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3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3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3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3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3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3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2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2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2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2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2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2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2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2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2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2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2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2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2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2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2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2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2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2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2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2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2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2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2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2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2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2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2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2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2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2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2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2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2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2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2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2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2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2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2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2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2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2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2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2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2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2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1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1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1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1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1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1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1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1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1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1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1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1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1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1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1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1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1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1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1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1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1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1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1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1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1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1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1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1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1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1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1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1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1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1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1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1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1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1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1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1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1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0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0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0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0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0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0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0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0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0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0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0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0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0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0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0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0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0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0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0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0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0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0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0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0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0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0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0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0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0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0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0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0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0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0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0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0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0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0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0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0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0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0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0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0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0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0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0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0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0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40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9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9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9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9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9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9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9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9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9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9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9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9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9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9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9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9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9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9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9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9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9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9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9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9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9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9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9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9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9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9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9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9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9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9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9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9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9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9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9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9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9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9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9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9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9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8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8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8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8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8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8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8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8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8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8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8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8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8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8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8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8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8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8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8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8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8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8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8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8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8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8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8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8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8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8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8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8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8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8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8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8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8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8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8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8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8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8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8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8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7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7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7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7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7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7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7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7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7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7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7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7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7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7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7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7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7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7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7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7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7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7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7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7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7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7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7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7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7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7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7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7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7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7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7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7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7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7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7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7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7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6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6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6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6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6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6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6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6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6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6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6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6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6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6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6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6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6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6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6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6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6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6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6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6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6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6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6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6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6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6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6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6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6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6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5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5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5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5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5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5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5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5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5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5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5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5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5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5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5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5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5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5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5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5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5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5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5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5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5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5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5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5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5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5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5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4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4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4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4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4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4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4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4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4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4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4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4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9073382908</text:p>
          </table:table-cell>
          <table:table-cell office:value-type="string" calcext:value-type="string">
            <text:p>N <text:s text:c="3"/>53. 1</text:p>
          </table:table-cell>
          <table:table-cell office:value-type="string" calcext:value-type="string">
            <text:p>193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3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416" meta:object-count="0"/>
    <meta:user-defined meta:name="AppVersion">3.0</meta:user-defined>
  </office:meta>
</office:document-meta>
</file>